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text-properties style:font-name="Titillium Web" officeooo:rsid="001ed74c" officeooo:paragraph-rsid="001ed74c"/>
    </style:style>
    <style:style style:name="P5" style:family="paragraph" style:parent-style-name="Table_20_Contents">
      <style:text-properties style:font-name="Titillium Web" officeooo:rsid="00223d3d" officeooo:paragraph-rsid="00223d3d"/>
    </style:style>
    <style:style style:name="P6" style:family="paragraph" style:parent-style-name="Table_20_Contents">
      <style:text-properties style:font-name="Titillium Web" officeooo:rsid="00229945" officeooo:paragraph-rsid="00229945"/>
    </style:style>
    <style:style style:name="P7" style:family="paragraph" style:parent-style-name="Table_20_Contents">
      <style:text-properties style:font-name="Titillium Web" officeooo:rsid="0022c241" officeooo:paragraph-rsid="0022c241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12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13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ed74c" officeooo:paragraph-rsid="001ed74c" style:font-weight-asian="normal" style:font-weight-complex="normal"/>
    </style:style>
    <style:style style:name="P14" style:family="paragraph" style:parent-style-name="Standard">
      <style:text-properties style:font-name="Titillium Web" fo:language="en" fo:country="GB" style:text-underline-style="none" fo:font-weight="normal" officeooo:rsid="00133d8b" officeooo:paragraph-rsid="00133d8b" style:font-weight-asian="normal" style:font-weight-complex="normal"/>
    </style:style>
    <style:style style:name="P15" style:family="paragraph" style:parent-style-name="Standard">
      <style:text-properties style:font-name="Titillium Web" fo:language="en" fo:country="GB" style:text-underline-style="none" fo:font-weight="normal" officeooo:rsid="001573db" officeooo:paragraph-rsid="001573db" style:font-weight-asian="normal" style:font-weight-complex="normal"/>
    </style:style>
    <style:style style:name="P16" style:family="paragraph" style:parent-style-name="Standard">
      <style:text-properties style:font-name="Titillium Web" fo:language="en" fo:country="GB" style:text-underline-style="none" fo:font-weight="normal" officeooo:rsid="00172a09" officeooo:paragraph-rsid="00172a09" style:font-weight-asian="normal" style:font-weight-complex="normal"/>
    </style:style>
    <style:style style:name="P17" style:family="paragraph" style:parent-style-name="Standard">
      <style:text-properties style:font-name="Titillium Web" fo:language="en" fo:country="GB" style:text-underline-style="none" fo:font-weight="normal" officeooo:rsid="0018d45d" officeooo:paragraph-rsid="00173555" style:font-weight-asian="normal" style:font-weight-complex="normal"/>
    </style:style>
    <style:style style:name="P18" style:family="paragraph" style:parent-style-name="Standard">
      <style:text-properties style:font-name="Titillium Web" fo:language="en" fo:country="GB" style:text-underline-style="none" fo:font-weight="normal" officeooo:rsid="00191c7d" officeooo:paragraph-rsid="00191c7d" style:font-weight-asian="normal" style:font-weight-complex="normal"/>
    </style:style>
    <style:style style:name="P19" style:family="paragraph" style:parent-style-name="Standard">
      <style:text-properties style:font-name="Titillium Web" fo:language="en" fo:country="GB" style:text-underline-style="none" fo:font-weight="normal" officeooo:rsid="001acd27" officeooo:paragraph-rsid="001acd27" style:font-weight-asian="normal" style:font-weight-complex="normal"/>
    </style:style>
    <style:style style:name="P20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21" style:family="paragraph" style:parent-style-name="Standard">
      <style:text-properties style:font-name="Titillium Web" fo:language="en" fo:country="GB" style:text-underline-style="none" fo:font-weight="normal" officeooo:rsid="001d9a95" officeooo:paragraph-rsid="001d9a95" style:font-weight-asian="normal" style:font-weight-complex="normal"/>
    </style:style>
    <style:style style:name="P22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23" style:family="paragraph" style:parent-style-name="Standard">
      <style:text-properties style:font-name="Titillium Web" fo:language="en" fo:country="GB" style:text-underline-style="none" fo:font-weight="normal" officeooo:rsid="001ed74c" officeooo:paragraph-rsid="001ed74c" style:font-weight-asian="normal" style:font-weight-complex="normal"/>
    </style:style>
    <style:style style:name="P24" style:family="paragraph" style:parent-style-name="Standard">
      <style:paragraph-properties fo:break-before="page"/>
      <style:text-properties style:font-name="Titillium Web" fo:language="en" fo:country="GB" style:text-underline-style="solid" style:text-underline-width="auto" style:text-underline-color="font-color" fo:font-weight="normal" officeooo:rsid="0022c241" officeooo:paragraph-rsid="0022c241" style:font-weight-asian="normal" style:font-weight-complex="normal"/>
    </style:style>
    <style:style style:name="P25" style:family="paragraph" style:parent-style-name="Standard">
      <style:text-properties style:font-name="Titillium Web" fo:language="en" fo:country="GB" style:text-underline-style="none" fo:font-weight="normal" officeooo:rsid="0022c241" officeooo:paragraph-rsid="0022c241" style:font-weight-asian="normal" style:font-weight-complex="normal"/>
    </style:style>
    <style:style style:name="P26" style:family="paragraph" style:parent-style-name="Standard">
      <style:text-properties style:font-name="Titillium Web" fo:language="en" fo:country="GB" style:text-underline-style="none" fo:font-weight="normal" officeooo:rsid="0024c0cd" officeooo:paragraph-rsid="0024c0cd" style:font-weight-asian="normal" style:font-weight-complex="normal"/>
    </style:style>
    <style:style style:name="P27" style:family="paragraph" style:parent-style-name="Standard">
      <style:text-properties style:font-name="Titillium Web" fo:language="en" fo:country="GB" style:text-underline-style="none" fo:font-weight="normal" officeooo:rsid="002517fc" officeooo:paragraph-rsid="002517fc" style:font-weight-asian="normal" style:font-weight-complex="normal"/>
    </style:style>
    <style:style style:name="P2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260326" officeooo:paragraph-rsid="00260326" style:font-weight-asian="normal" style:font-weight-complex="normal"/>
    </style:style>
    <style:style style:name="P29" style:family="paragraph" style:parent-style-name="Standard">
      <style:text-properties style:font-name="Titillium Web" fo:language="en" fo:country="GB" fo:font-style="italic" style:text-underline-style="solid" style:text-underline-width="auto" style:text-underline-color="font-color" fo:font-weight="normal" officeooo:rsid="00260326" officeooo:paragraph-rsid="00260326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font-name="Titillium Web" fo:language="en" fo:country="GB" fo:font-style="italic" style:text-underline-style="solid" style:text-underline-width="auto" style:text-underline-color="font-color" fo:font-weight="normal" officeooo:rsid="00268489" officeooo:paragraph-rsid="00268489" style:font-style-asian="italic" style:font-weight-asian="normal" style:font-style-complex="italic" style:font-weight-complex="normal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  <style:style style:name="T4" style:family="text">
      <style:text-properties officeooo:rsid="001d1f87"/>
    </style:style>
    <style:style style:name="T5" style:family="text">
      <style:text-properties officeooo:rsid="001e6baa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268489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rah Nemtsov – NUN</text:p>
      <text:p text:style-name="P9"/>
      <text:p text:style-name="P10">Abstractions</text:p>
      <text:p text:style-name="P14">[arctan_distortion] : Overdrive effect using the arctan function</text:p>
      <text:p text:style-name="P14">Arguments: Gain, Volumen, Receive symbol</text:p>
      <text:p text:style-name="P14"/>
      <text:p text:style-name="P14">[wahwah] : </text:p>
      <text:p text:style-name="P14">Arguments: modulator frequency, depth, center frequency, filter Q, dry/wet ratio, receive symbol</text:p>
      <text:p text:style-name="P14"/>
      <text:p text:style-name="P15">[tremolo] : amplitude modulation</text:p>
      <text:p text:style-name="P15">Arguments: modulation frequency, depth, receive symbol</text:p>
      <text:p text:style-name="P15"/>
      <text:p text:style-name="P16">[ring]: ring modulator</text:p>
      <text:p text:style-name="P16">Arguments: modulation frequency, depth, receive symbol</text:p>
      <text:p text:style-name="P16"/>
      <text:p text:style-name="P16">[pitch_shifter] : Pitch shifter (delay based)</text:p>
      <text:p text:style-name="P11"><text:span text:style-name="T2">Arguments: transposition, modulation frequency, </text:span><text:span text:style-name="T3">receive symbol</text:span></text:p>
      <text:p text:style-name="P17"/>
      <text:p text:style-name="P12"><text:span text:style-name="T3">[</text:span><text:span text:style-name="T2">gs~] : granular sampler</text:span></text:p>
      <text:p text:style-name="P18">Arguments: signal (100 a 4000), sample (30 a 60), feedback (on/off), receive symbol</text:p>
      <text:p text:style-name="P18"/>
      <text:p text:style-name="P19">[harmonizer] : Harmonizer based on the pitch shifter abstraction</text:p>
      <text:p text:style-name="P19">Arguments: shift (semitornes) voice1, voice 2, voice 3, voice 4</text:p>
      <text:p text:style-name="P19">An argument of 0 sends the original signal thru.</text:p>
      <text:p text:style-name="P19"/>
      <text:p text:style-name="P20">[chorus] : based on a delay line with modulated reading heads</text:p>
      <text:p text:style-name="P20">Arguments: modulation frequency {v1, v2, v3, v4, <text:span text:style-name="T4">all</text:span>}(in Hz), modulation amplitude {v1, v2, v3, v4, <text:span text:style-name="T4">all</text:span>}, receive symbol</text:p>
      <text:p text:style-name="P20"/>
      <text:p text:style-name="P21">[mod_hpf] : Modulated high pass filter</text:p>
      <text:p text:style-name="P21">Arguments: modulation frequency (Hz), modulation amplitude, centre frequency, <text:span text:style-name="T5">receive symbol</text:span></text:p>
      <text:p text:style-name="P21"/>
      <text:p text:style-name="P22">[flanger] : flanger effect</text:p>
      <text:p text:style-name="P22">Arguments: modulation frequency (Hz), modulation amplitude, feedback (max 0.95), </text:p>
      <text:p text:style-name="P13"><text:soft-page-break/>MIDI</text:p>
      <text:p text:style-name="P2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Control Number</text:p>
          </table:table-cell>
          <table:table-cell table:style-name="Table2.A1" office:value-type="string">
            <text:p text:style-name="P4">Channel</text:p>
          </table:table-cell>
          <table:table-cell table:style-name="Table2.C1" office:value-type="string">
            <text:p text:style-name="P4">Parameter in Patch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C2" office:value-type="string">
            <text:p text:style-name="P5">Violine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C2" office:value-type="string">
            <text:p text:style-name="P5">Viola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3</text:p>
          </table:table-cell>
          <table:table-cell table:style-name="Table2.C2" office:value-type="string">
            <text:p text:style-name="P5">Cello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4</text:p>
          </table:table-cell>
          <table:table-cell table:style-name="Table2.C2" office:value-type="string">
            <text:p text:style-name="P5">Percussion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5</text:p>
          </table:table-cell>
          <table:table-cell table:style-name="Table2.C2" office:value-type="string">
            <text:p text:style-name="P5">Piano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6</text:p>
          </table:table-cell>
          <table:table-cell table:style-name="Table2.C2" office:value-type="string">
            <text:p text:style-name="P5">Sax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7</text:p>
          </table:table-cell>
          <table:table-cell table:style-name="Table2.C2" office:value-type="string">
            <text:p text:style-name="P5">Oboe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8</text:p>
          </table:table-cell>
          <table:table-cell table:style-name="Table2.C2" office:value-type="string">
            <text:p text:style-name="P5">Clarinet FX On/Off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1</text:p>
          </table:table-cell>
          <table:table-cell table:style-name="Table2.C2" office:value-type="string">
            <text:p text:style-name="P4">Volume Violine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2</text:p>
          </table:table-cell>
          <table:table-cell table:style-name="Table2.C2" office:value-type="string">
            <text:p text:style-name="P6">Volume Viola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3</text:p>
          </table:table-cell>
          <table:table-cell table:style-name="Table2.C2" office:value-type="string">
            <text:p text:style-name="P6">Volume Cello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4</text:p>
          </table:table-cell>
          <table:table-cell table:style-name="Table2.C2" office:value-type="string">
            <text:p text:style-name="P6">Volume Percussion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5</text:p>
          </table:table-cell>
          <table:table-cell table:style-name="Table2.C2" office:value-type="string">
            <text:p text:style-name="P6">Volume Piano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6</text:p>
          </table:table-cell>
          <table:table-cell table:style-name="Table2.C2" office:value-type="string">
            <text:p text:style-name="P6">Volume Sax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7</text:p>
          </table:table-cell>
          <table:table-cell table:style-name="Table2.C2" office:value-type="string">
            <text:p text:style-name="P6">Volume Oboe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8</text:p>
          </table:table-cell>
          <table:table-cell table:style-name="Table2.C2" office:value-type="string">
            <text:p text:style-name="P6">Volume Clarinet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7">strings output routing 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2</text:p>
          </table:table-cell>
          <table:table-cell table:style-name="Table2.C2" office:value-type="string">
            <text:p text:style-name="P7">percussion output routing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3</text:p>
          </table:table-cell>
          <table:table-cell table:style-name="Table2.C2" office:value-type="string">
            <text:p text:style-name="P7">piano output routing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4</text:p>
          </table:table-cell>
          <table:table-cell table:style-name="Table2.C2" office:value-type="string">
            <text:p text:style-name="P7">winds output routing</text:p>
          </table:table-cell>
        </table:table-row>
      </table:table>
      <text:p text:style-name="P23"/>
      <text:p text:style-name="P20"/>
      <text:p text:style-name="P24">OSC</text:p>
      <text:p text:style-name="P25"/>
      <text:p text:style-name="P26">fx_pedal/[instrument]/[0,1] // switches between clean and fx</text:p>
      <text:p text:style-name="P26">express/[instrument]/[0,127] // expression pedal</text:p>
      <text:p text:style-name="P27">output_routing/[instrument group]/[speaker, transducer]/[0,1] // switches between speaker <text:tab/>and transducer</text:p>
      <text:p text:style-name="P27"/>
      <text:p text:style-name="P28">From Osculator to pd</text:p>
      <text:p text:style-name="P29"><text:span text:style-name="T6">wii/accel/pitch/</text:span><text:span text:style-name="T7">[0-1]</text:span><text:span text:style-name="T6"> // movement front to backward</text:span></text:p>
      <text:p text:style-name="P29"><text:span text:style-name="T6">wii/accel/roll/</text:span><text:span text:style-name="T7">[0-1] // movement to the sides</text:span></text:p>
      <text:p text:style-name="P30"><text:span text:style-name="T6">wii/accel/yaw/[0-1] //</text:span></text:p>
      <text:p text:style-name="P30"><text:span text:style-name="T6">wii/button/one/[0-1] // momentary button one</text:span></text:p>
      <text:p text:style-name="P30"><text:span text:style-name="T6">wii/button/two/[0-1] // momentary button two</text:span></text:p>
      <text:p text:style-name="P30"><text:span text:style-name="T6">wii/button/A/[0-1] // momentary button A</text:span></text:p>
      <text:p text:style-name="P27"/>
      <text:p text:style-name="P27">instruments = [violine, viola, cello, percussion, piano, sax, oboe, clarinet]</text:p>
      <text:p text:style-name="P27">instrument group = [strings, percussion, piano, winds]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2</text:page-number><text:s/><text:span text:style-name="MT1">of </text:span><text:page-count>3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6H42M9S</meta:editing-duration>
    <meta:editing-cycles>12</meta:editing-cycles>
    <meta:generator>LibreOffice/5.4.0.3$MacOSX_X86_64 LibreOffice_project/7556cbc6811c9d992f4064ab9287069087d7f62c</meta:generator>
    <dc:title>omslo</dc:title>
    <dc:date>2019-10-21T15:23:59.955390000</dc:date>
    <meta:document-statistic meta:table-count="2" meta:image-count="0" meta:object-count="0" meta:page-count="3" meta:paragraph-count="104" meta:word-count="345" meta:character-count="2277" meta:non-whitespace-character-count="2015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